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6" table:default-cell-style-name="Default"/>
        <table:table-row table:style-name="ro1">
          <table:table-cell office:value-type="float" office:value="-1.182" calcext:value-type="float">
            <text:p>-1.182</text:p>
          </table:table-cell>
          <table:table-cell office:value-type="float" office:value="0.041" calcext:value-type="float">
            <text:p>0.041</text:p>
          </table:table-cell>
          <table:table-cell office:value-type="float" office:value="-4.53" calcext:value-type="float">
            <text:p>-4.53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71" calcext:value-type="float">
            <text:p>0.1071</text:p>
          </table:table-cell>
          <table:table-cell table:number-columns-repeated="6"/>
        </table:table-row>
        <table:table-row table:style-name="ro1">
          <table:table-cell office:value-type="float" office:value="-4.416" calcext:value-type="float">
            <text:p>-4.416</text:p>
          </table:table-cell>
          <table:table-cell office:value-type="float" office:value="0.108" calcext:value-type="float">
            <text:p>0.108</text:p>
          </table:table-cell>
          <table:table-cell office:value-type="float" office:value="-6.504" calcext:value-type="float">
            <text:p>-6.504</text:p>
          </table:table-cell>
          <table:table-cell office:value-type="float" office:value="0.077" calcext:value-type="float">
            <text:p>0.077</text:p>
          </table:table-cell>
          <table:table-cell office:value-type="float" office:value="0.4026" calcext:value-type="float">
            <text:p>0.4026</text:p>
          </table:table-cell>
          <table:table-cell/>
          <table:table-cell office:value-type="string" calcext:value-type="string">
            <text:p>PM_RA</text:p>
          </table:table-cell>
          <table:table-cell office:value-type="string" calcext:value-type="string">
            <text:p>err_RA</text:p>
          </table:table-cell>
          <table:table-cell office:value-type="string" calcext:value-type="string">
            <text:p>PM_Dec</text:p>
          </table:table-cell>
          <table:table-cell office:value-type="string" calcext:value-type="string">
            <text:p>err_Dec</text:p>
          </table:table-cell>
          <table:table-cell office:value-type="string" calcext:value-type="string">
            <text:p>pm_corr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113" calcext:value-type="float">
            <text:p>0.113</text:p>
          </table:table-cell>
          <table:table-cell office:value-type="float" office:value="-5.771" calcext:value-type="float">
            <text:p>-5.771</text:p>
          </table:table-cell>
          <table:table-cell office:value-type="float" office:value="0.078" calcext:value-type="float">
            <text:p>0.078</text:p>
          </table:table-cell>
          <table:table-cell office:value-type="float" office:value="0.3556" calcext:value-type="float">
            <text:p>0.3556</text:p>
          </table:table-cell>
          <table:table-cell table:number-columns-repeated="6"/>
        </table:table-row>
        <table:table-row table:style-name="ro1">
          <table:table-cell office:value-type="float" office:value="-0.735" calcext:value-type="float">
            <text:p>-0.735</text:p>
          </table:table-cell>
          <table:table-cell office:value-type="float" office:value="0.057" calcext:value-type="float">
            <text:p>0.057</text:p>
          </table:table-cell>
          <table:table-cell office:value-type="float" office:value="-1.856" calcext:value-type="float">
            <text:p>-1.8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4563" calcext:value-type="float">
            <text:p>0.4563</text:p>
          </table:table-cell>
          <table:table-cell table:number-columns-repeated="6"/>
        </table:table-row>
        <table:table-row table:style-name="ro1">
          <table:table-cell office:value-type="float" office:value="-0.618" calcext:value-type="float">
            <text:p>-0.618</text:p>
          </table:table-cell>
          <table:table-cell office:value-type="float" office:value="0.085" calcext:value-type="float">
            <text:p>0.085</text:p>
          </table:table-cell>
          <table:table-cell office:value-type="float" office:value="-4.07" calcext:value-type="float">
            <text:p>-4.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1853" calcext:value-type="float">
            <text:p>0.1853</text:p>
          </table:table-cell>
          <table:table-cell table:number-columns-repeated="6"/>
        </table:table-row>
        <table:table-row table:style-name="ro1">
          <table:table-cell office:value-type="float" office:value="-0.119" calcext:value-type="float">
            <text:p>-0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-5.068" calcext:value-type="float">
            <text:p>-5.068</text:p>
          </table:table-cell>
          <table:table-cell office:value-type="float" office:value="0.075" calcext:value-type="float">
            <text:p>0.075</text:p>
          </table:table-cell>
          <table:table-cell office:value-type="float" office:value="0.2599" calcext:value-type="float">
            <text:p>0.2599</text:p>
          </table:table-cell>
          <table:table-cell table:number-columns-repeated="6"/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0.09" calcext:value-type="float">
            <text:p>0.09</text:p>
          </table:table-cell>
          <table:table-cell office:value-type="float" office:value="-2.244" calcext:value-type="float">
            <text:p>-2.244</text:p>
          </table:table-cell>
          <table:table-cell office:value-type="float" office:value="0.06" calcext:value-type="float">
            <text:p>0.06</text:p>
          </table:table-cell>
          <table:table-cell office:value-type="float" office:value="0.3398" calcext:value-type="float">
            <text:p>0.3398</text:p>
          </table:table-cell>
          <table:table-cell table:number-columns-repeated="6"/>
        </table:table-row>
        <table:table-row table:style-name="ro1">
          <table:table-cell office:value-type="float" office:value="-3.774" calcext:value-type="float">
            <text:p>-3.774</text:p>
          </table:table-cell>
          <table:table-cell office:value-type="float" office:value="0.229" calcext:value-type="float">
            <text:p>0.229</text:p>
          </table:table-cell>
          <table:table-cell office:value-type="float" office:value="-4.206" calcext:value-type="float">
            <text:p>-4.2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2572" calcext:value-type="float">
            <text:p>0.2572</text:p>
          </table:table-cell>
          <table:table-cell table:number-columns-repeated="6"/>
        </table:table-row>
        <table:table-row table:style-name="ro1">
          <table:table-cell office:value-type="float" office:value="-2.031" calcext:value-type="float">
            <text:p>-2.031</text:p>
          </table:table-cell>
          <table:table-cell office:value-type="float" office:value="0.25" calcext:value-type="float">
            <text:p>0.25</text:p>
          </table:table-cell>
          <table:table-cell office:value-type="float" office:value="-6.367" calcext:value-type="float">
            <text:p>-6.367</text:p>
          </table:table-cell>
          <table:table-cell office:value-type="float" office:value="0.182" calcext:value-type="float">
            <text:p>0.182</text:p>
          </table:table-cell>
          <table:table-cell office:value-type="float" office:value="-0.1229" calcext:value-type="float">
            <text:p>-0.1229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float" office:value="-0.365" calcext:value-type="float">
            <text:p>-0.365</text:p>
          </table:table-cell>
          <table:table-cell office:value-type="float" office:value="0.159" calcext:value-type="float">
            <text:p>0.159</text:p>
          </table:table-cell>
          <table:table-cell office:value-type="float" office:value="-3.755" calcext:value-type="float">
            <text:p>-3.7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2015" calcext:value-type="float">
            <text:p>0.2015</text:p>
          </table:table-cell>
          <table:table-cell table:number-columns-repeated="6"/>
        </table:table-row>
        <table:table-row table:style-name="ro1">
          <table:table-cell office:value-type="float" office:value="2.818" calcext:value-type="float">
            <text:p>2.818</text:p>
          </table:table-cell>
          <table:table-cell office:value-type="float" office:value="0.342" calcext:value-type="float">
            <text:p>0.342</text:p>
          </table:table-cell>
          <table:table-cell office:value-type="float" office:value="2.806" calcext:value-type="float">
            <text:p>2.806</text:p>
          </table:table-cell>
          <table:table-cell office:value-type="float" office:value="0.167" calcext:value-type="float">
            <text:p>0.167</text:p>
          </table:table-cell>
          <table:table-cell office:value-type="float" office:value="0.2708" calcext:value-type="float">
            <text:p>0.2708</text:p>
          </table:table-cell>
          <table:table-cell table:number-columns-repeated="6"/>
        </table:table-row>
        <table:table-row table:style-name="ro1">
          <table:table-cell table:style-name="ce1" office:value-type="float" office:value="-1.284" calcext:value-type="float">
            <text:p>-1.284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-0.273" calcext:value-type="float">
            <text:p>-0.273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0.2826" calcext:value-type="float">
            <text:p>0.2826</text:p>
          </table:table-cell>
          <table:table-cell table:number-columns-repeated="6"/>
        </table:table-row>
        <table:table-row table:style-name="ro1">
          <table:table-cell office:value-type="float" office:value="-2.416" calcext:value-type="float">
            <text:p>-2.416</text:p>
          </table:table-cell>
          <table:table-cell office:value-type="float" office:value="0.269" calcext:value-type="float">
            <text:p>0.269</text:p>
          </table:table-cell>
          <table:table-cell office:value-type="float" office:value="-8.199" calcext:value-type="float">
            <text:p>-8.199</text:p>
          </table:table-cell>
          <table:table-cell office:value-type="float" office:value="0.174" calcext:value-type="float">
            <text:p>0.174</text:p>
          </table:table-cell>
          <table:table-cell office:value-type="float" office:value="-0.0822" calcext:value-type="float">
            <text:p>-0.0822</text:p>
          </table:table-cell>
          <table:table-cell table:number-columns-repeated="6"/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262" calcext:value-type="float">
            <text:p>0.262</text:p>
          </table:table-cell>
          <table:table-cell office:value-type="float" office:value="-1.592" calcext:value-type="float">
            <text:p>-1.592</text:p>
          </table:table-cell>
          <table:table-cell office:value-type="float" office:value="0.171" calcext:value-type="float">
            <text:p>0.171</text:p>
          </table:table-cell>
          <table:table-cell office:value-type="float" office:value="0.458" calcext:value-type="float">
            <text:p>0.458</text:p>
          </table:table-cell>
          <table:table-cell table:number-columns-repeated="6"/>
        </table:table-row>
        <table:table-row table:style-name="ro1">
          <table:table-cell office:value-type="float" office:value="-2.058" calcext:value-type="float">
            <text:p>-2.058</text:p>
          </table:table-cell>
          <table:table-cell office:value-type="float" office:value="0.24" calcext:value-type="float">
            <text:p>0.24</text:p>
          </table:table-cell>
          <table:table-cell office:value-type="float" office:value="-7.529" calcext:value-type="float">
            <text:p>-7.529</text:p>
          </table:table-cell>
          <table:table-cell office:value-type="float" office:value="0.158" calcext:value-type="float">
            <text:p>0.158</text:p>
          </table:table-cell>
          <table:table-cell office:value-type="float" office:value="0.4448" calcext:value-type="float">
            <text:p>0.4448</text:p>
          </table:table-cell>
          <table:table-cell table:number-columns-repeated="6"/>
        </table:table-row>
        <table:table-row table:style-name="ro1">
          <table:table-cell office:value-type="float" office:value="-0.734" calcext:value-type="float">
            <text:p>-0.734</text:p>
          </table:table-cell>
          <table:table-cell office:value-type="float" office:value="0.439" calcext:value-type="float">
            <text:p>0.439</text:p>
          </table:table-cell>
          <table:table-cell office:value-type="float" office:value="-2.681" calcext:value-type="float">
            <text:p>-2.681</text:p>
          </table:table-cell>
          <table:table-cell office:value-type="float" office:value="0.316" calcext:value-type="float">
            <text:p>0.316</text:p>
          </table:table-cell>
          <table:table-cell office:value-type="float" office:value="-0.0039" calcext:value-type="float">
            <text:p>-0.0039</text:p>
          </table:table-cell>
          <table:table-cell table:number-columns-repeated="6"/>
        </table:table-row>
        <table:table-row table:style-name="ro1">
          <table:table-cell table:style-name="ce1" office:value-type="float" office:value="-8.18" calcext:value-type="float">
            <text:p>-8.1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-6.091" calcext:value-type="float">
            <text:p>-6.091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0.4164" calcext:value-type="float">
            <text:p>0.4164</text:p>
          </table:table-cell>
          <table:table-cell table:number-columns-repeated="6"/>
        </table:table-row>
        <table:table-row table:style-name="ro1">
          <table:table-cell office:value-type="float" office:value="-1.464" calcext:value-type="float">
            <text:p>-1.464</text:p>
          </table:table-cell>
          <table:table-cell office:value-type="float" office:value="0.155" calcext:value-type="float">
            <text:p>0.155</text:p>
          </table:table-cell>
          <table:table-cell office:value-type="float" office:value="-7.11" calcext:value-type="float">
            <text:p>-7.11</text:p>
          </table:table-cell>
          <table:table-cell office:value-type="float" office:value="0.11" calcext:value-type="float">
            <text:p>0.11</text:p>
          </table:table-cell>
          <table:table-cell office:value-type="float" office:value="0.0378" calcext:value-type="float">
            <text:p>0.0378</text:p>
          </table:table-cell>
          <table:table-cell table:number-columns-repeated="6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-2.176" calcext:value-type="float">
            <text:p>-2.176</text:p>
          </table:table-cell>
          <table:table-cell office:value-type="float" office:value="0.172" calcext:value-type="float">
            <text:p>0.172</text:p>
          </table:table-cell>
          <table:table-cell office:value-type="float" office:value="-3.545" calcext:value-type="float">
            <text:p>-3.545</text:p>
          </table:table-cell>
          <table:table-cell office:value-type="float" office:value="0.116" calcext:value-type="float">
            <text:p>0.116</text:p>
          </table:table-cell>
          <table:table-cell office:value-type="float" office:value="0.4465" calcext:value-type="float">
            <text:p>0.4465</text:p>
          </table:table-cell>
          <table:table-cell table:number-columns-repeated="6"/>
        </table:table-row>
        <table:table-row table:style-name="ro1">
          <table:table-cell office:value-type="float" office:value="-2.683" calcext:value-type="float">
            <text:p>-2.683</text:p>
          </table:table-cell>
          <table:table-cell office:value-type="float" office:value="0.308" calcext:value-type="float">
            <text:p>0.308</text:p>
          </table:table-cell>
          <table:table-cell office:value-type="float" office:value="-2.528" calcext:value-type="float">
            <text:p>-2.5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67" calcext:value-type="float">
            <text:p>0.4867</text:p>
          </table:table-cell>
          <table:table-cell table:number-columns-repeated="6"/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182" calcext:value-type="float">
            <text:p>0.182</text:p>
          </table:table-cell>
          <table:table-cell office:value-type="float" office:value="-2.481" calcext:value-type="float">
            <text:p>-2.481</text:p>
          </table:table-cell>
          <table:table-cell office:value-type="float" office:value="0.127" calcext:value-type="float">
            <text:p>0.127</text:p>
          </table:table-cell>
          <table:table-cell office:value-type="float" office:value="0.3842" calcext:value-type="float">
            <text:p>0.3842</text:p>
          </table:table-cell>
          <table:table-cell table:number-columns-repeated="6"/>
        </table:table-row>
        <table:table-row table:style-name="ro1">
          <table:table-cell office:value-type="float" office:value="-3.289" calcext:value-type="float">
            <text:p>-3.289</text:p>
          </table:table-cell>
          <table:table-cell office:value-type="float" office:value="0.118" calcext:value-type="float">
            <text:p>0.118</text:p>
          </table:table-cell>
          <table:table-cell office:value-type="float" office:value="-10.248" calcext:value-type="float">
            <text:p>-10.248</text:p>
          </table:table-cell>
          <table:table-cell office:value-type="float" office:value="0.089" calcext:value-type="float">
            <text:p>0.089</text:p>
          </table:table-cell>
          <table:table-cell office:value-type="float" office:value="0.2447" calcext:value-type="float">
            <text:p>0.2447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float" office:value="-1.428" calcext:value-type="float">
            <text:p>-1.428</text:p>
          </table:table-cell>
          <table:table-cell office:value-type="float" office:value="1.439" calcext:value-type="float">
            <text:p>1.439</text:p>
          </table:table-cell>
          <table:table-cell office:value-type="float" office:value="2.282" calcext:value-type="float">
            <text:p>2.282</text:p>
          </table:table-cell>
          <table:table-cell office:value-type="float" office:value="0.806" calcext:value-type="float">
            <text:p>0.806</text:p>
          </table:table-cell>
          <table:table-cell office:value-type="float" office:value="0.2227" calcext:value-type="float">
            <text:p>0.2227</text:p>
          </table:table-cell>
          <table:table-cell table:number-columns-repeated="6"/>
        </table:table-row>
        <table:table-row table:style-name="ro1">
          <table:table-cell office:value-type="float" office:value="-2.121" calcext:value-type="float">
            <text:p>-2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-3.11" calcext:value-type="float">
            <text:p>-3.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624" calcext:value-type="float">
            <text:p>0.2624</text:p>
          </table:table-cell>
          <table:table-cell table:number-columns-repeated="6"/>
        </table:table-row>
        <table:table-row table:style-name="ro1">
          <table:table-cell office:value-type="float" office:value="-2.531" calcext:value-type="float">
            <text:p>-2.531</text:p>
          </table:table-cell>
          <table:table-cell office:value-type="float" office:value="0.06" calcext:value-type="float">
            <text:p>0.06</text:p>
          </table:table-cell>
          <table:table-cell office:value-type="float" office:value="-6.14" calcext:value-type="float">
            <text:p>-6.1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87" calcext:value-type="float">
            <text:p>0.087</text:p>
          </table:table-cell>
          <table:table-cell table:number-columns-repeated="6"/>
        </table:table-row>
        <table:table-row table:style-name="ro1">
          <table:table-cell office:value-type="float" office:value="-4.13" calcext:value-type="float">
            <text:p>-4.13</text:p>
          </table:table-cell>
          <table:table-cell office:value-type="float" office:value="0.07" calcext:value-type="float">
            <text:p>0.07</text:p>
          </table:table-cell>
          <table:table-cell office:value-type="float" office:value="-8.856" calcext:value-type="float">
            <text:p>-8.85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29" calcext:value-type="float">
            <text:p>0.0929</text:p>
          </table:table-cell>
          <table:table-cell table:number-columns-repeated="6"/>
        </table:table-row>
        <table:table-row table:style-name="ro1">
          <table:table-cell office:value-type="float" office:value="-7.129" calcext:value-type="float">
            <text:p>-7.129</text:p>
          </table:table-cell>
          <table:table-cell office:value-type="float" office:value="0.51" calcext:value-type="float">
            <text:p>0.51</text:p>
          </table:table-cell>
          <table:table-cell office:value-type="float" office:value="-1.393" calcext:value-type="float">
            <text:p>-1.39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302" calcext:value-type="float">
            <text:p>0.2302</text:p>
          </table:table-cell>
          <table:table-cell table:number-columns-repeated="6"/>
        </table:table-row>
        <table:table-row table:style-name="ro1">
          <table:table-cell office:value-type="float" office:value="-2.791" calcext:value-type="float">
            <text:p>-2.791</text:p>
          </table:table-cell>
          <table:table-cell office:value-type="float" office:value="0.548" calcext:value-type="float">
            <text:p>0.548</text:p>
          </table:table-cell>
          <table:table-cell office:value-type="float" office:value="-0.891" calcext:value-type="float">
            <text:p>-0.891</text:p>
          </table:table-cell>
          <table:table-cell office:value-type="float" office:value="0.35" calcext:value-type="float">
            <text:p>0.35</text:p>
          </table:table-cell>
          <table:table-cell office:value-type="float" office:value="0.5016" calcext:value-type="float">
            <text:p>0.5016</text:p>
          </table:table-cell>
          <table:table-cell table:number-columns-repeated="6"/>
        </table:table-row>
        <table:table-row table:style-name="ro1">
          <table:table-cell office:value-type="float" office:value="-1.571" calcext:value-type="float">
            <text:p>-1.571</text:p>
          </table:table-cell>
          <table:table-cell office:value-type="float" office:value="0.195" calcext:value-type="float">
            <text:p>0.195</text:p>
          </table:table-cell>
          <table:table-cell office:value-type="float" office:value="3.058" calcext:value-type="float">
            <text:p>3.05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29" calcext:value-type="float">
            <text:p>0.4029</text:p>
          </table:table-cell>
          <table:table-cell table:number-columns-repeated="6"/>
        </table:table-row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0.127" calcext:value-type="float">
            <text:p>0.127</text:p>
          </table:table-cell>
          <table:table-cell office:value-type="float" office:value="-6.862" calcext:value-type="float">
            <text:p>-6.86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45" calcext:value-type="float">
            <text:p>0.1945</text:p>
          </table:table-cell>
          <table:table-cell table:number-columns-repeated="6"/>
        </table:table-row>
        <table:table-row table:style-name="ro1">
          <table:table-cell office:value-type="float" office:value="-3.963" calcext:value-type="float">
            <text:p>-3.963</text:p>
          </table:table-cell>
          <table:table-cell office:value-type="float" office:value="0.25" calcext:value-type="float">
            <text:p>0.25</text:p>
          </table:table-cell>
          <table:table-cell office:value-type="float" office:value="-4.595" calcext:value-type="float">
            <text:p>-4.595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36" calcext:value-type="float">
            <text:p>0.5436</text:p>
          </table:table-cell>
          <table:table-cell table:number-columns-repeated="6"/>
        </table:table-row>
        <table:table-row table:style-name="ro1">
          <table:table-cell office:value-type="float" office:value="-4.264" calcext:value-type="float">
            <text:p>-4.264</text:p>
          </table:table-cell>
          <table:table-cell office:value-type="float" office:value="0.398" calcext:value-type="float">
            <text:p>0.398</text:p>
          </table:table-cell>
          <table:table-cell office:value-type="float" office:value="-7.909" calcext:value-type="float">
            <text:p>-7.909</text:p>
          </table:table-cell>
          <table:table-cell office:value-type="float" office:value="0.263" calcext:value-type="float">
            <text:p>0.263</text:p>
          </table:table-cell>
          <table:table-cell office:value-type="float" office:value="0.4175" calcext:value-type="float">
            <text:p>0.4175</text:p>
          </table:table-cell>
          <table:table-cell table:number-columns-repeated="6"/>
        </table:table-row>
        <table:table-row table:style-name="ro1">
          <table:table-cell office:value-type="float" office:value="-2.406" calcext:value-type="float">
            <text:p>-2.406</text:p>
          </table:table-cell>
          <table:table-cell office:value-type="float" office:value="0.086" calcext:value-type="float">
            <text:p>0.086</text:p>
          </table:table-cell>
          <table:table-cell office:value-type="float" office:value="-3.966" calcext:value-type="float">
            <text:p>-3.9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3216" calcext:value-type="float">
            <text:p>0.3216</text:p>
          </table:table-cell>
          <table:table-cell table:number-columns-repeated="6"/>
        </table:table-row>
        <table:table-row table:style-name="ro1">
          <table:table-cell table:style-name="ce1" office:value-type="float" office:value="2.881" calcext:value-type="float">
            <text:p>2.881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-1.614" calcext:value-type="float">
            <text:p>-1.614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-0.3082" calcext:value-type="float">
            <text:p>-0.3082</text:p>
          </table:table-cell>
          <table:table-cell table:number-columns-repeated="6"/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588" calcext:value-type="float">
            <text:p>0.588</text:p>
          </table:table-cell>
          <table:table-cell office:value-type="float" office:value="-2.006" calcext:value-type="float">
            <text:p>-2.006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44" calcext:value-type="float">
            <text:p>0.0844</text:p>
          </table:table-cell>
          <table:table-cell table:number-columns-repeated="6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125" calcext:value-type="float">
            <text:p>0.125</text:p>
          </table:table-cell>
          <table:table-cell office:value-type="float" office:value="-1.112" calcext:value-type="float">
            <text:p>-1.112</text:p>
          </table:table-cell>
          <table:table-cell office:value-type="float" office:value="0.085" calcext:value-type="float">
            <text:p>0.085</text:p>
          </table:table-cell>
          <table:table-cell office:value-type="float" office:value="0.3956" calcext:value-type="float">
            <text:p>0.3956</text:p>
          </table:table-cell>
          <table:table-cell table:number-columns-repeated="6"/>
        </table:table-row>
        <table:table-row table:style-name="ro1">
          <table:table-cell office:value-type="float" office:value="-0.524" calcext:value-type="float">
            <text:p>-0.524</text:p>
          </table:table-cell>
          <table:table-cell office:value-type="float" office:value="0.169" calcext:value-type="float">
            <text:p>0.169</text:p>
          </table:table-cell>
          <table:table-cell office:value-type="float" office:value="-0.399" calcext:value-type="float">
            <text:p>-0.3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39" calcext:value-type="float">
            <text:p>0.1239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float" office:value="-1.192" calcext:value-type="float">
            <text:p>-1.192</text:p>
          </table:table-cell>
          <table:table-cell office:value-type="float" office:value="0.134" calcext:value-type="float">
            <text:p>0.134</text:p>
          </table:table-cell>
          <table:table-cell office:value-type="float" office:value="-5.37" calcext:value-type="float">
            <text:p>-5.37</text:p>
          </table:table-cell>
          <table:table-cell office:value-type="float" office:value="0.095" calcext:value-type="float">
            <text:p>0.095</text:p>
          </table:table-cell>
          <table:table-cell office:value-type="float" office:value="0.3908" calcext:value-type="float">
            <text:p>0.3908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float" office:value="-2.815" calcext:value-type="float">
            <text:p>-2.815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-9.244" calcext:value-type="float">
            <text:p>-9.24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784" calcext:value-type="float">
            <text:p>0.0784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float" office:value="-2.127" calcext:value-type="float">
            <text:p>-2.127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-4.278" calcext:value-type="float">
            <text:p>-4.278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.3861" calcext:value-type="float">
            <text:p>0.3861</text:p>
          </table:table-cell>
          <table:table-cell table:number-columns-repeated="6"/>
        </table:table-row>
        <table:table-row table:style-name="ro1">
          <table:table-cell office:value-type="float" office:value="-2.815" calcext:value-type="float">
            <text:p>-2.815</text:p>
          </table:table-cell>
          <table:table-cell office:value-type="float" office:value="0.323" calcext:value-type="float">
            <text:p>0.323</text:p>
          </table:table-cell>
          <table:table-cell office:value-type="float" office:value="-9.244" calcext:value-type="float">
            <text:p>-9.244</text:p>
          </table:table-cell>
          <table:table-cell office:value-type="float" office:value="0.2" calcext:value-type="float">
            <text:p>0.2</text:p>
          </table:table-cell>
          <table:table-cell office:value-type="float" office:value="0.0784" calcext:value-type="float">
            <text:p>0.0784</text:p>
          </table:table-cell>
          <table:table-cell table:number-columns-repeated="6"/>
        </table:table-row>
        <table:table-row table:style-name="ro1">
          <table:table-cell office:value-type="float" office:value="-1.076" calcext:value-type="float">
            <text:p>-1.076</text:p>
          </table:table-cell>
          <table:table-cell office:value-type="float" office:value="0.362" calcext:value-type="float">
            <text:p>0.362</text:p>
          </table:table-cell>
          <table:table-cell office:value-type="float" office:value="-2.8" calcext:value-type="float">
            <text:p>-2.8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63" calcext:value-type="float">
            <text:p>0.0463</text:p>
          </table:table-cell>
          <table:table-cell table:number-columns-repeated="6"/>
        </table:table-row>
        <table:table-row table:style-name="ro1">
          <table:table-cell table:style-name="ce1" office:value-type="float" office:value="5.594" calcext:value-type="float">
            <text:p>5.594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0.715" calcext:value-type="float">
            <text:p>0.715</text:p>
          </table:table-cell>
          <table:table-cell table:style-name="ce1" office:value-type="float" office:value="-0.1634" calcext:value-type="float">
            <text:p>-0.1634</text:p>
          </table:table-cell>
          <table:table-cell table:number-columns-repeated="6"/>
        </table:table-row>
        <table:table-row table:style-name="ro1">
          <table:table-cell office:value-type="float" office:value="-2.297" calcext:value-type="float">
            <text:p>-2.297</text:p>
          </table:table-cell>
          <table:table-cell office:value-type="float" office:value="0.183" calcext:value-type="float">
            <text:p>0.183</text:p>
          </table:table-cell>
          <table:table-cell office:value-type="float" office:value="-3.281" calcext:value-type="float">
            <text:p>-3.281</text:p>
          </table:table-cell>
          <table:table-cell office:value-type="float" office:value="0.14" calcext:value-type="float">
            <text:p>0.14</text:p>
          </table:table-cell>
          <table:table-cell office:value-type="float" office:value="0.2276" calcext:value-type="float">
            <text:p>0.2276</text:p>
          </table:table-cell>
          <table:table-cell table:number-columns-repeated="6"/>
        </table:table-row>
        <table:table-row table:style-name="ro1">
          <table:table-cell office:value-type="float" office:value="4.194" calcext:value-type="float">
            <text:p>4.19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9" calcext:value-type="float">
            <text:p>0.329</text:p>
          </table:table-cell>
          <table:table-cell office:value-type="float" office:value="0.1427" calcext:value-type="float">
            <text:p>0.1427</text:p>
          </table:table-cell>
          <table:table-cell table:number-columns-repeated="6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float" office:value="-4.316" calcext:value-type="float">
            <text:p>-4.316</text:p>
          </table:table-cell>
          <table:table-cell office:value-type="float" office:value="0.658" calcext:value-type="float">
            <text:p>0.658</text:p>
          </table:table-cell>
          <table:table-cell office:value-type="float" office:value="-3.59" calcext:value-type="float">
            <text:p>-3.59</text:p>
          </table:table-cell>
          <table:table-cell office:value-type="float" office:value="0.43" calcext:value-type="float">
            <text:p>0.43</text:p>
          </table:table-cell>
          <table:table-cell office:value-type="float" office:value="0.3808" calcext:value-type="float">
            <text:p>0.3808</text:p>
          </table:table-cell>
          <table:table-cell table:number-columns-repeated="6"/>
        </table:table-row>
        <table:table-row table:style-name="ro1">
          <table:table-cell office:value-type="float" office:value="-10.485" calcext:value-type="float">
            <text:p>-10.485</text:p>
          </table:table-cell>
          <table:table-cell office:value-type="float" office:value="0.341" calcext:value-type="float">
            <text:p>0.341</text:p>
          </table:table-cell>
          <table:table-cell office:value-type="float" office:value="-6.292" calcext:value-type="float">
            <text:p>-6.292</text:p>
          </table:table-cell>
          <table:table-cell office:value-type="float" office:value="0.197" calcext:value-type="float">
            <text:p>0.197</text:p>
          </table:table-cell>
          <table:table-cell office:value-type="float" office:value="-0.1156" calcext:value-type="float">
            <text:p>-0.1156</text:p>
          </table:table-cell>
          <table:table-cell table:number-columns-repeated="6"/>
        </table:table-row>
        <table:table-row table:style-name="ro1">
          <table:table-cell office:value-type="float" office:value="-15.691" calcext:value-type="float">
            <text:p>-15.691</text:p>
          </table:table-cell>
          <table:table-cell office:value-type="float" office:value="1.055" calcext:value-type="float">
            <text:p>1.055</text:p>
          </table:table-cell>
          <table:table-cell office:value-type="float" office:value="-6.645" calcext:value-type="float">
            <text:p>-6.645</text:p>
          </table:table-cell>
          <table:table-cell office:value-type="float" office:value="0.657" calcext:value-type="float">
            <text:p>0.657</text:p>
          </table:table-cell>
          <table:table-cell office:value-type="float" office:value="0.2615" calcext:value-type="float">
            <text:p>0.2615</text:p>
          </table:table-cell>
          <table:table-cell table:number-columns-repeated="6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4.005" calcext:value-type="float">
            <text:p>4.005</text:p>
          </table:table-cell>
          <table:table-cell office:value-type="float" office:value="0.934" calcext:value-type="float">
            <text:p>0.934</text:p>
          </table:table-cell>
          <table:table-cell office:value-type="float" office:value="-5.774" calcext:value-type="float">
            <text:p>-5.774</text:p>
          </table:table-cell>
          <table:table-cell office:value-type="float" office:value="0.622" calcext:value-type="float">
            <text:p>0.622</text:p>
          </table:table-cell>
          <table:table-cell office:value-type="float" office:value="0.2334" calcext:value-type="float">
            <text:p>0.2334</text:p>
          </table:table-cell>
          <table:table-cell table:number-columns-repeated="6"/>
        </table:table-row>
        <table:table-row table:style-name="ro1">
          <table:table-cell office:value-type="float" office:value="-3.627" calcext:value-type="float">
            <text:p>-3.627</text:p>
          </table:table-cell>
          <table:table-cell office:value-type="float" office:value="0.865" calcext:value-type="float">
            <text:p>0.865</text:p>
          </table:table-cell>
          <table:table-cell office:value-type="float" office:value="-4.889" calcext:value-type="float">
            <text:p>-4.88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49" calcext:value-type="float">
            <text:p>0.50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0:07:25.779890523</meta:creation-date>
    <dc:date>2024-05-29T23:37:00.904333161</dc:date>
    <meta:editing-duration>PT1H15M50S</meta:editing-duration>
    <meta:editing-cycles>3</meta:editing-cycles>
    <meta:generator>LibreOffice/7.4.7.2$Linux_X86_64 LibreOffice_project/40$Build-2</meta:generator>
    <meta:document-statistic meta:table-count="1" meta:cell-count="270" meta:object-count="0"/>
  </office:meta>
</office:document-meta>
</file>